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1"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For my term project, I decided to create an electronic version of the board game Scrabble. Most of the rules of the games are self explanatory and the challenge was in making the board both look good and functional contingent on the different rules of the game. </text:p>
      <text:p text:style-name="Standard"/>
      <text:p text:style-name="Standard"><text:s/><text:tab/>One of my main goals for this project was to make the aesthetics of the board look very accurate to the actual board. I jumped through many hoops to complete this goal, including searching through the entire color directory, to finding the font I found looked the best. I even included the colorSelection.py file I created to try to match up the colors the best. </text:p>
      <text:p text:style-name="Standard"/>
      <text:p text:style-name="Standard"><text:tab/>I looked at this process as not only a challenge but as a means to learn to implement new things on my own. I tried to do this by looking at different out-of-class methods of implementing different things. One example of this is using a class to define each Tile. In my program, you notice I import a Tile class that takes in 4 variables: the letter, the score value of the tile, and the rows and columns of that particular tile. While I spent time going online and researching how to use a class, I found this was a pretty useful tool. In fact, creating the grid system of the board spaces, using this class allowed me to create a “drop and snap” feature in a different way than I had originally imagined. </text:p>
      <text:p text:style-name="Standard"><text:tab/>On top of having a twoD list of either False's or Tile variables, I also created a twoD list of colors on the board which would ultimately represent the scoring value of each space. This made it easier to compute a score since we were essentially superimposing a tile on top of this board. So if the rows and cols of the tile lined up with that of a specific color, then it would add the points to a canvas.data variable. </text:p>
      <text:p text:style-name="Standard"><text:tab/>Another important module I used if the “isAWord” function I imported into the main program. This implements what we've learned from File I/O and allows us to sweet through a dictionary (separated into 15 different parts), to provide a function which quickly determined the validity (or lack thereof) of a word. </text:p>
      <text:p text:style-name="Standard"><text:tab/>Other than that, a lot of this project was really just hitting road blocks and finding ways around them. There were very many tedious and deeply embedded bugs (especially near the end) that really required deep analysis to fix. This was interesting, but it was tedious a lot of time as well. </text:p>
      <text:p text:style-name="Standard"/>
      <text:p text:style-name="Standard">User interface:</text:p>
      <text:p text:style-name="Standard"><text:tab/>I created a start screen that contains a key definition page and a scrabble instruction page. This was a part of my goal to really better the aesthetics of the my game. Tkinter does not allow this to be done easily, so I really tried hard and went through the tedious work of making the language used in the instructions clear and look good. I felt that with these two qualities, the use will have a better experience using my g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lson Sa</meta:initial-creator>
    <meta:creation-date>2011-04-27T21:34:02.21</meta:creation-date>
    <meta:document-statistic meta:table-count="0" meta:image-count="0" meta:object-count="0" meta:page-count="1" meta:paragraph-count="8" meta:word-count="515" meta:character-count="2812"/>
    <dc:date>2011-04-27T21:58:47.96</dc:date>
    <dc:creator>Wilson Sa</dc:creator>
    <meta:editing-duration>PT00H09M25S</meta:editing-duration>
    <meta:editing-cycles>1</meta:editing-cycles>
    <meta:generator>OpenOffice.org/3.2$Win32 OpenOffice.org_project/320m18$Build-9502</meta:generator>
  </office:meta>
</office:document-meta>
</file>